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 Italique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  <style:font-face style:name="monospace" svg:font-family="monospac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1.899cm" style:auto-text-indent="false" fo:background-color="transparent"/>
      <style:text-properties fo:language="fr" fo:country="FR" officeooo:rsid="00193d9b" officeooo:paragraph-rsid="00193d9b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1.899cm" style:auto-text-indent="false" style:page-number="auto" fo:background-color="transparent"/>
      <style:text-properties fo:language="fr" fo:country="FR" officeooo:rsid="00193d9b" officeooo:paragraph-rsid="00193d9b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letter-spacing="normal" fo:language="fr" fo:country="FR" fo:font-style="normal" fo:font-weight="normal" officeooo:rsid="001f8f19" officeooo:paragraph-rsid="001f8f19" loext:padding="0cm" loext:border="none"/>
    </style:style>
    <style:style style:name="P4" style:family="paragraph" style:parent-style-name="Title" style:master-page-name="">
      <loext:graphic-properties draw:fill="none"/>
      <style:paragraph-properties fo:margin-left="0cm" fo:margin-right="0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  <style:text-properties fo:font-variant="normal" fo:text-transform="none" fo:letter-spacing="normal" fo:font-style="normal" fo:font-weight="normal" officeooo:rsid="02e25c1c" officeooo:paragraph-rsid="02e25c1c" loext:padding="0cm" loext:border="none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1.899cm" style:auto-text-indent="false" fo:background-color="transparent"/>
      <style:text-properties fo:font-size="16pt" fo:language="fr" fo:country="FR" fo:font-weight="bold" officeooo:rsid="00193d9b" officeooo:paragraph-rsid="00193d9b" style:font-size-asian="16pt" style:font-weight-asian="bold" style:font-size-complex="16pt" style:font-weight-complex="bold"/>
    </style:style>
    <style:style style:name="P6" style:family="paragraph" style:parent-style-name="Text_20_body">
      <style:text-properties officeooo:rsid="026dff29" officeooo:paragraph-rsid="026dff29"/>
    </style:style>
    <style:style style:name="P7" style:family="paragraph" style:parent-style-name="Figure_20_Index_20_Heading">
      <style:paragraph-properties fo:break-before="page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b31e8"/>
    </style:style>
    <style:style style:name="P9" style:family="paragraph" style:parent-style-name="Title">
      <style:text-properties officeooo:rsid="02e25c1c" officeooo:paragraph-rsid="02e25c1c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2ea147d" officeooo:paragraph-rsid="02ea147d"/>
    </style:style>
    <style:style style:name="P14" style:family="paragraph" style:parent-style-name="Heading_20_1">
      <style:paragraph-properties fo:break-before="page"/>
      <style:text-properties officeooo:rsid="02f2e39b" officeooo:paragraph-rsid="02f2e39b"/>
    </style:style>
    <style:style style:name="P15" style:family="paragraph" style:parent-style-name="Heading_20_2">
      <style:text-properties officeooo:rsid="02ea147d" officeooo:paragraph-rsid="02ea147d"/>
    </style:style>
    <style:style style:name="P16" style:family="paragraph" style:parent-style-name="Heading_20_2">
      <style:text-properties officeooo:paragraph-rsid="02ec32a2"/>
    </style:style>
    <style:style style:name="P17" style:family="paragraph" style:parent-style-name="Heading_20_2">
      <style:text-properties officeooo:rsid="02f2e39b" officeooo:paragraph-rsid="02f2e39b"/>
    </style:style>
    <style:style style:name="P18" style:family="paragraph" style:parent-style-name="Preformatted_20_Text">
      <style:text-properties officeooo:rsid="02edc592" officeooo:paragraph-rsid="02edc592"/>
    </style:style>
    <style:style style:name="P19" style:family="paragraph" style:parent-style-name="Preformatted_20_Text">
      <style:text-properties officeooo:paragraph-rsid="02f115bc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2ea147d"/>
    </style:style>
    <style:style style:name="P21" style:family="paragraph" style:parent-style-name="Text_20_body" style:list-style-name="L3">
      <style:paragraph-properties fo:margin-top="0cm" fo:margin-bottom="0cm" style:contextual-spacing="false"/>
      <style:text-properties officeooo:paragraph-rsid="02ea147d"/>
    </style:style>
    <style:style style:name="P22" style:family="paragraph" style:parent-style-name="Text_20_body">
      <style:paragraph-properties style:writing-mode="lr-tb"/>
      <style:text-properties style:font-name="monospace" officeooo:paragraph-rsid="02ec32a2"/>
    </style:style>
    <style:style style:name="P23" style:family="paragraph" style:parent-style-name="Text_20_body">
      <style:paragraph-properties style:writing-mode="lr-tb"/>
      <style:text-properties style:font-name="monospace" officeooo:paragraph-rsid="02f020c9"/>
    </style:style>
    <style:style style:name="P24" style:family="paragraph" style:parent-style-name="Text_20_body" style:list-style-name="L4">
      <style:text-properties officeooo:rsid="02f2e39b" officeooo:paragraph-rsid="02f2e39b"/>
    </style:style>
    <style:style style:name="P25" style:family="paragraph" style:parent-style-name="Text_20_body" style:list-style-name="L4">
      <style:text-properties officeooo:paragraph-rsid="02f2e39b"/>
    </style:style>
    <style:style style:name="P26" style:family="paragraph" style:parent-style-name="Text_20_body" style:list-style-name="L4">
      <style:text-properties officeooo:rsid="02f33f8d" officeooo:paragraph-rsid="02f33f8d"/>
    </style:style>
    <style:style style:name="T1" style:family="text">
      <style:text-properties officeooo:rsid="0225b335"/>
    </style:style>
    <style:style style:name="T2" style:family="text">
      <style:text-properties style:font-name="sans-serif"/>
    </style:style>
    <style:style style:name="T3" style:family="text">
      <style:text-properties officeooo:rsid="02ea147d"/>
    </style:style>
    <style:style style:name="T4" style:family="text">
      <style:text-properties fo:color="#2d4596" loext:opacity="100%" style:font-name="Liberation Sans" fo:font-size="18.2000007629395pt" fo:font-weight="bold" style:font-name-asian="Microsoft YaHei" style:font-size-asian="18.2000007629395pt" style:font-weight-asian="bold" style:font-name-complex="Arial2" style:font-size-complex="18.2000007629395pt" style:font-weight-complex="bold"/>
    </style:style>
    <style:style style:name="T5" style:family="text">
      <style:text-properties officeooo:rsid="02ec32a2"/>
    </style:style>
    <style:style style:name="T6" style:family="text">
      <style:text-properties officeooo:rsid="02ef3c91"/>
    </style:style>
    <style:style style:name="T7" style:family="text">
      <style:text-properties officeooo:rsid="02f020c9"/>
    </style:style>
    <style:style style:name="T8" style:family="text">
      <style:text-properties officeooo:rsid="02f115bc"/>
    </style:style>
    <style:style style:name="T9" style:family="text">
      <style:text-properties officeooo:rsid="02f2e39b"/>
    </style:style>
    <style:style style:name="T10" style:family="text">
      <style:text-properties officeooo:rsid="02f33f8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Auteur du rapport : </text:p>
      <text:p text:style-name="P5">Soulié <text:span text:style-name="T1">M</text:span>axime</text:p>
      <text:p text:style-name="P9">titre</text:p>
      <text:p text:style-name="P4">sous titre</text:p>
      <text:p text:style-name="P8"/>
      <text:p text:style-name="P6"/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2">Table des matières</text:p>
          </text:index-title>
          <text:p text:style-name="P10"><text:a xlink:type="simple" xlink:href="#__RefHeading___Toc302_484598071" text:style-name="Index_20_Link" text:visited-style-name="Index_20_Link">1. Premiers pas<text:tab/>4</text:a></text:p>
          <text:p text:style-name="P11"><text:a xlink:type="simple" xlink:href="#__RefHeading___Toc304_484598071" text:style-name="Index_20_Link" text:visited-style-name="Index_20_Link">1.1. Expressions fonctionnelles simples<text:tab/>4</text:a></text:p>
          <text:p text:style-name="P11"><text:a xlink:type="simple" xlink:href="#__RefHeading___Toc306_484598071" text:style-name="Index_20_Link" text:visited-style-name="Index_20_Link">1.2. expressions bizarres<text:tab/>4</text:a></text:p>
          <text:p text:style-name="P10"><text:a xlink:type="simple" xlink:href="#__RefHeading___Toc328_484598071" text:style-name="Index_20_Link" text:visited-style-name="Index_20_Link">3. premières fonctions<text:tab/>6</text:a></text:p>
        </text:index-body>
      </text:table-of-content>
      <text:p text:style-name="P3"/>
      <text:illustration-index text:style-name="Sect1" text:protected="true" text:name="Index des figures1">
        <text:illustration-index-source text:caption-sequence-name="Figure" text:caption-sequence-format="text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ndex des figures1_Head">
            <text:p text:style-name="P7">Index des figures</text:p>
          </text:index-title>
        </text:index-body>
      </text:illustration-index>
      <text:table-index text:style-name="Sect1" text:protected="true" text:name="Index des tableaux1">
        <text:table-index-source text:caption-sequence-name="Table" text:caption-sequence-format="text">
          <text:index-title-template text:style-name="Table_20_index_20_heading">Index des tableaux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aux1_Head">
            <text:p text:style-name="Table_20_index_20_heading">Index des tableaux</text:p>
          </text:index-title>
        </text:index-body>
      </text:table-index>
      <text:p text:style-name="P3"/>
      <text:h text:style-name="P13" text:outline-level="1"><text:bookmark-start text:name="__RefHeading___Toc302_484598071"/>Premiers <text:span text:style-name="T4">pas</text:span><text:bookmark-end text:name="__RefHeading___Toc302_484598071"/></text:h>
      <text:h text:style-name="P15" text:outline-level="2"><text:bookmark-start text:name="__RefHeading___Toc304_484598071"/>Expressions fonctionnelles simples<text:bookmark-end text:name="__RefHeading___Toc304_484598071"/></text:h>
      <text:list xml:id="list2892857837" text:style-name="L3">
        <text:list-item>
          <text:p text:style-name="P21">let f = function x -&gt; x + 1;;</text:p>
          <text:list>
            <text:list-item>
              <text:p text:style-name="P21">val f : int -&gt; int = &lt;fun&gt;</text:p>
            </text:list-item>
          </text:list>
        </text:list-item>
        <text:list-item>
          <text:p text:style-name="P21">f 1;;</text:p>
          <text:list>
            <text:list-item>
              <text:p text:style-name="P21">-:i<text:span text:style-name="T3">nt=2</text:span></text:p>
            </text:list-item>
          </text:list>
        </text:list-item>
        <text:list-item>
          <text:p text:style-name="P21">f (f 1);;</text:p>
          <text:list>
            <text:list-item>
              <text:p text:style-name="P21">- :<text:span text:style-name="T3">int=3</text:span></text:p>
            </text:list-item>
          </text:list>
        </text:list-item>
        <text:list-item>
          <text:p text:style-name="P21">let f = function x -&gt; function y -&gt; x + y;;</text:p>
          <text:list>
            <text:list-item>
              <text:p text:style-name="P21">val f : int -&gt; int -&gt; int = &lt;fun&gt;</text:p>
            </text:list-item>
          </text:list>
        </text:list-item>
        <text:list-item>
          <text:p text:style-name="P21">f 1 2;;</text:p>
          <text:list>
            <text:list-item>
              <text:p text:style-name="P21">- : int = 3</text:p>
            </text:list-item>
          </text:list>
        </text:list-item>
        <text:list-item>
          <text:p text:style-name="P21">let g = function x -&gt; (f x);;</text:p>
          <text:list>
            <text:list-item>
              <text:p text:style-name="P21">val g : int -&gt; int -&gt; int = &lt;fun&gt;</text:p>
            </text:list-item>
          </text:list>
        </text:list-item>
        <text:list-item>
          <text:p text:style-name="P21">g 45 2;;</text:p>
          <text:list>
            <text:list-item>
              <text:p text:style-name="P21">- : int = 47</text:p>
            </text:list-item>
          </text:list>
        </text:list-item>
      </text:list>
      <text:p text:style-name="P20"/>
      <text:h text:style-name="P16" text:outline-level="2"><text:bookmark-start text:name="__RefHeading___Toc306_484598071"/><text:span text:style-name="T5">expressions bizarres</text:span><text:bookmark-end text:name="__RefHeading___Toc306_484598071"/></text:h>
      <text:h text:style-name="Heading_20_5" text:outline-level="5">(* expression 1 *)</text:h>
      <text:p text:style-name="P22">let rac_pi = sqrt(22./.7.);;</text:p>
      <text:p text:style-name="Preformatted_20_Text">val rac_pi : float = 1.77281052085583668</text:p>
      <text:h text:style-name="Heading_20_5" text:outline-level="5">(* expression 2 *)</text:h>
      <text:p text:style-name="P22">1/2 = 0;;</text:p>
      <text:p text:style-name="Preformatted_20_Text">- : bool = true</text:p>
      <text:h text:style-name="Heading_20_5" text:outline-level="5">(*expression 3 *)</text:h>
      <text:p text:style-name="P22">let pair = function n -&gt; 2*(n/2) = n;;</text:p>
      <text:p text:style-name="P18">si paire : true</text:p>
      <text:p text:style-name="P18">sinon : false (dans ce cas 2*(n/2)=n-1 car div entiere)</text:p>
      <text:h text:style-name="Heading_20_5" text:outline-level="5">(*expression 4*)</text:h>
      <text:p text:style-name="P22">let a = 4.0;;</text:p>
      <text:p text:style-name="P22">let b = 4.0;;</text:p>
      <text:p text:style-name="P22">let c = 1.0;;</text:p>
      <text:p text:style-name="P22">let delta = b*.b -. 4.0*.a*.c;;</text:p>
      <text:p text:style-name="P22">let s1 = if delta &gt;= 0.0</text:p>
      <text:p text:style-name="P22"><text:tab/>then <text:span text:style-name="T6">string_of_float(</text:span>((sqrt delta) -. b)/.a/.2.0<text:span text:style-name="T6">)</text:span></text:p>
      <text:p text:style-name="P22"><text:tab/>else "pas de solution"</text:p>
      <text:p text:style-name="P22"><text:soft-page-break/>and s2 = if delta &gt;= 0.0</text:p>
      <text:p text:style-name="P22"><text:tab/>then <text:span text:style-name="T6">string_of_float(</text:span>((sqrt delta) +. b)/.a/.2.0<text:span text:style-name="T6">)</text:span></text:p>
      <text:p text:style-name="P22"><text:tab/>else "pas de solution";;</text:p>
      <text:p text:style-name="Preformatted_20_Text">val s1 : string = "-0.5"</text:p>
      <text:p text:style-name="Preformatted_20_Text">val s2 : string = "0.5"</text:p>
      <text:h text:style-name="Heading_20_5" text:outline-level="5">(* expression 5 *)</text:h>
      <text:p text:style-name="P22">let entier = function x -&gt; float_of_int (int_of_float x) = x;;</text:p>
      <text:p text:style-name="P22">let oups = function num -&gt;</text:p>
      <text:p text:style-name="P22"><text:tab/>if (entier num)</text:p>
      <text:p text:style-name="P22"><text:tab/>then <text:span text:style-name="T6">float_of_int(</text:span>int_of_float num</text:p>
      <text:p text:style-name="P22"><text:tab/>else num;;</text:p>
      <text:h text:style-name="Heading_20_5" text:outline-level="5">(* expression 6 *)</text:h>
      <text:p text:style-name="P22">let f = function n -&gt; 2*n;;</text:p>
      <text:p text:style-name="P22">let g = function n -&gt; n+n;;</text:p>
      <text:p text:style-name="Preformatted_20_Text"><text:span text:style-name="T7">(*</text:span>f = g;;*<text:span text:style-name="T7">) <text:s/>car = ne peut pas être un argument</text:span></text:p>
      <text:p text:style-name="P22">(f 2) = (g 2);;</text:p>
      <text:h text:style-name="Heading_20_5" text:outline-level="5">(* expression 7 *)</text:h>
      <text:p text:style-name="P23">let bencaalors = function n -&gt; if (exp (float_of_int n) *. (log <text:tab/><text:tab/>10.0))&lt;&gt;(exp (float_of_int n) *. (log 10.0)) +. 1.0</text:p>
      <text:p text:style-name="P23"><text:tab/>then "tout va bien"</text:p>
      <text:p text:style-name="P23"><text:tab/>else "euh ...";;</text:p>
      <text:p text:style-name="P22">bencaalors 8;;</text:p>
      <text:p text:style-name="P22">bencaalors 10;;</text:p>
      <text:p text:style-name="P22">bencaalors 40;;</text:p>
      <text:p text:style-name="P19"><text:span text:style-name="T8">bencaalors n’etait pas definie, et une fonction sans nom etait apres les appe</text:span><text:span text:style-name="T9">l</text:span></text:p>
      <text:h text:style-name="P14" text:outline-level="1">Premieres f(x)</text:h>
      <text:h text:style-name="P17" text:outline-level="2">Identitée</text:h>
      <text:list xml:id="list3562799386" text:style-name="L4">
        <text:list-item>
          <text:p text:style-name="P25">let id x <text:s/>= x;;</text:p>
        </text:list-item>
        <text:list-item>
          <text:p text:style-name="P24">type = <text:span text:style-name="T10">polymorphe</text:span> et x’ signifie <text:span text:style-name="T10">que le type de x est multiple</text:span></text:p>
        </text:list-item>
        <text:list-item>
          <text:p text:style-name="P24"><text:s/>let f x = 3*x+1;;</text:p>
        </text:list-item>
        <text:list-item>
          <text:p text:style-name="P26">type = int et valeur <text:s/>= 1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 Italique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  <style:font-face style:name="monospace" svg:font-family="monospac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.80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2d4596" loext:opacity="100%" fo:font-size="16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1c1c1c"/>
      <style:paragraph-properties fo:margin-left="0cm" fo:margin-right="0cm" fo:margin-top="0cm" fo:margin-bottom="0cm" style:contextual-spacing="false" fo:text-indent="0cm" style:auto-text-indent="false" fo:background-color="#1c1c1c"/>
      <style:text-properties fo:color="#eeeeee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abbdff"/>
      <style:paragraph-properties fo:margin-top="0.423cm" fo:margin-bottom="0.212cm" style:contextual-spacing="false" style:page-number="auto" fo:background-color="#abbdff">
        <style:tab-stops/>
      </style:paragraph-properties>
      <style:text-properties fo:color="#2d4596" loext:opacity="100%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_20_1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101cm" fo:margin-bottom="0.21cm" style:contextual-spacing="false" fo:background-color="transparent" style:writing-mode="page"/>
      <style:text-properties fo:color="#2d4596" loext:opacity="100%" fo:font-size="115%" style:text-underline-style="solid" style:text-underline-width="bold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499cm" fo:margin-right="0cm" fo:margin-top="0.101cm" fo:margin-bottom="0.21cm" style:contextual-spacing="false" fo:text-indent="0cm" style:auto-text-indent="false" style:writing-mode="page"/>
      <style:text-properties fo:color="#2d4596" loext:opacity="100%" fo:font-size="105%" fo:font-weight="bold" style:font-size-asian="101%" style:font-weight-asian="bold" style:font-size-complex="101%" style:font-weight-complex="bold"/>
    </style:style>
    <style:style style:name="titre_5f_perso" style:display-name="titre_perso" style:family="paragraph" style:parent-style-name="Standard" style:next-style-name="Text_20_body" style:default-outline-level="1" style:list-style-name="" style:master-page-name="Standard">
      <style:paragraph-properties fo:margin-top="0.499cm" fo:margin-bottom="1cm" style:contextual-spacing="false" fo:text-align="center" style:justify-single-word="false" style:page-number="auto" fo:break-before="auto" fo:break-after="auto" style:writing-mode="page"/>
      <style:text-properties style:font-name="Arial4" fo:font-family="Arial" style:font-style-name="Gras Italique" style:font-family-generic="swiss" style:font-pitch="variable" fo:font-size="14pt" fo:font-style="italic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" style:class="index">
      <loext:graphic-properties draw:fill="solid" draw:fill-color="#abbdff"/>
      <style:paragraph-properties fo:margin-top="0.423cm" fo:margin-bottom="0.212cm" style:contextual-spacing="false" fo:orphans="0" fo:widows="0" fo:background-color="#abbdff" fo:keep-with-next="always"/>
      <style:text-properties fo:color="#2d4596" loext:opacity="100%" style:font-name="Arial3" fo:font-family="Arial" style:font-style-name="Gras" style:font-family-generic="swiss" style:font-pitch="variable" fo:font-size="16pt" fo:font-weight="bold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orphans="0" fo:widows="0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orphans="0" fo:widows="0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>
      <style:paragraph-properties fo:orphans="2" fo:widows="2" fo:hyphenation-ladder-count="no-limit"/>
      <style:text-properties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Arial" fo:font-family="Arial" style:font-family-generic="roman" style:font-pitch="variable" fo:font-size="12pt" fo:language="fr" fo:country="FR" style:font-name-asian="Arial2" style:font-family-asian="Arial" style:font-family-generic-asian="system" style:font-pitch-asian="variable" style:font-size-asian="12pt" style:language-asian="hi" style:country-asian="IN" style:font-name-complex="Arial2" style:font-family-complex="Arial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orphans="0" fo:widows="0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Graph" style:family="paragraph" style:parent-style-name="Caption"/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.101cm" fo:margin-bottom="0.199cm" style:contextual-spacing="false" fo:text-align="justify" style:justify-single-word="false" fo:orphans="0" fo:widows="0" fo:text-indent="1cm" style:auto-text-indent="false"/>
      <style:text-properties fo:font-size="10.5pt" style:font-size-asian="10.5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fo:orphans="0" fo:widows="0"/>
      <style:text-properties fo:font-style="italic" style:font-style-asian="italic" style:font-style-complex="italic"/>
    </style:style>
    <style:style style:name="Text_20_body_20_indent_20__28_user_29_" style:display-name="Text body indent (user)" style:family="paragraph" style:parent-style-name="Text_20_body_20__28_user_29_" style:default-outline-level="">
      <style:paragraph-properties fo:margin-left="0.499cm" fo:margin-right="0cm" fo:margin-top="0.101cm" fo:margin-bottom="0.199cm" style:contextual-spacing="false" fo:text-align="justify" style:justify-single-word="false" fo:orphans="0" fo:widows="0" fo:text-indent="1cm" style:auto-text-indent="false"/>
      <style:text-properties fo:font-size="10.5pt" style:font-size-asian="10.5pt" style:font-name-complex="Times New Roman1" style:font-family-complex="'Times New Roman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423cm" fo:margin-right="0cm" fo:text-indent="-0.423cm" style:auto-text-indent="false"/>
      <style:text-properties style:font-size-complex="10.5pt"/>
    </style:style>
    <style:style style:name="index_20_heading" style:display-name="index heading" style:family="paragraph" style:parent-style-name="Heading" style:default-outline-level="">
      <style:paragraph-properties fo:margin-top="0.423cm" fo:margin-bottom="0.212cm" style:contextual-spacing="false" fo:orphans="0" fo:widows="0" fo:keep-with-next="always"/>
      <style:text-properties fo:color="#1b75bc" loext:opacity="100%" style:font-name="Arial3" fo:font-family="Arial" style:font-style-name="Gras" style:font-family-generic="swiss" style:font-pitch="variable" fo:font-size="16pt" fo:font-weight="bold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size-complex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489cm" style:type="center"/>
          <style:tab-stop style:position="14.979cm" style:type="right"/>
        </style:tab-stops>
      </style:paragraph-properties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ppendix" style:family="paragraph" style:parent-style-name="Heading" style:next-style-name="Text_20_body" style:class="chapter">
      <loext:graphic-properties draw:fill="solid" draw:fill-color="#729fcf"/>
      <style:paragraph-properties fo:text-align="center" style:justify-single-word="false" fo:background-color="#729fcf"/>
      <style:text-properties fo:color="#2d4596" loext:opacity="100%"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nnexe_20_1" style:display-name="annexe 1" style:family="paragraph" style:parent-style-name="Heading_20_2" style:default-outline-level="" style:list-style-name="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_5f_CharLFO12LVL1" style:display-name="WW_CharLFO12LVL1" style:family="text">
      <style:text-properties style:font-name="Calibri1" fo:font-family="Calibri" style:font-family-generic="swiss" style:font-pitch="variable" fo:font-size="13pt" style:text-underline-style="none" style:font-size-asian="13pt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1LVL9" style:display-name="WW_CharLFO11LVL9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3" style:display-name="WW_CharLFO11LVL3" style:family="text">
      <style:text-properties style:text-underline-style="none"/>
    </style:style>
    <style:style style:name="WW_5f_CharLFO11LVL2" style:display-name="WW_CharLFO11LVL2" style:family="text">
      <style:text-properties style:text-underline-style="none"/>
    </style:style>
    <style:style style:name="WW_5f_CharLFO11LVL1" style:display-name="WW_CharLFO11LVL1" style:family="text">
      <style:text-properties style:text-underline-style="none"/>
    </style:style>
    <style:style style:name="WW_5f_CharLFO8LVL3" style:display-name="WW_CharLFO8LVL3" style:family="text">
      <style:text-properties fo:color="#44546a" loext:opacity="100%" fo:font-size="12pt" style:font-size-asian="12pt"/>
    </style:style>
    <style:style style:name="WW_5f_CharLFO8LVL2" style:display-name="WW_CharLFO8LVL2" style:family="text">
      <style:text-properties fo:color="#93c95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WW_5f_CharLFO8LVL1" style:display-name="WW_CharLFO8LVL1" style:family="text">
      <style:text-properties fo:color="#02573f" loext:opacity="100%" fo:font-size="18pt" style:font-size-asian="18pt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3pt" style:text-underline-style="none" style:font-name-asian="Calibri2" style:font-family-asian="Calibri" style:font-family-generic-asian="system" style:font-pitch-asian="variable" style:font-size-asian="13pt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fo:color="#005640" loext:opacity="100%" style:font-name="Arial" fo:font-family="Arial" style:font-family-generic="roman" style:font-pitch="variable" fo:font-size="14pt" fo:font-weight="bold" fo:background-color="#91d754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005640" loext:opacity="100%" style:font-name="Arial" fo:font-family="Arial" style:font-family-generic="roman" style:font-pitch="variable" fo:font-size="14pt" style:text-underline-style="solid" style:text-underline-width="bold" style:text-underline-color="font-color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3_20_Car" style:display-name="Titre 3 Car" style:family="text" style:parent-style-name="Default_20_Paragraph_20_Font">
      <style:text-properties fo:color="#005640" loext:opacity="100%" style:font-name="Arial" fo:font-family="Arial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ied_20_de_20_page_20_Car" style:display-name="Pied de page C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ous-titre_20_Car" style:display-name="Sous-titre Car" style:family="text" style:parent-style-name="Default_20_Paragraph_20_Font">
      <style:text-properties fo:color="#666666" loext:opacity="100%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Titre_20_Car" style:display-name="Titre Car" style:family="text" style:parent-style-name="Default_20_Paragraph_20_Font">
      <style:text-properties fo:color="#91d754" loext:opacity="100%" style:font-name="Arial" fo:font-family="Arial" style:font-family-generic="roman" style:font-pitch="variable" fo:font-size="28pt" style:text-underline-style="solid" style:text-underline-width="auto" style:text-underline-color="font-color" fo:font-weight="bold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Internet_20_link_20__28_user_29_" style:display-name="Internet link (user)" style:family="text">
      <style:text-properties fo:color="#000080" loext:opacity="100%" fo:language="fr" fo:country="FR" style:text-underline-style="solid" style:text-underline-width="auto" style:text-underline-color="font-color" style:language-asian="fr" style:country-asian="FR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10">
      <number:number number:decimal-places="1" number:min-decimal-places="1" number:min-integer-digits="1"/>
    </number:number-style>
    <number:number-style style:name="N109">
      <number:number number:decimal-places="0" number:min-decimal-places="0" number:min-integer-digits="1"/>
      <number:text> j</number:text>
    </number:number-style>
    <number:number-style style:name="N108">
      <number:number number:decimal-places="0" number:min-decimal-places="0" number:min-integer-digits="2">
        <number:embedded-text number:position="1">.</number:embedded-text>
      </number:number>
    </number:number-style>
    <number:number-style style:name="N107">
      <number:number number:decimal-places="1" number:min-decimal-places="1" number:min-integer-digits="1"/>
      <number:text>°C</number:text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itle>Rapport de stage - Maxime Soulié</text:title><text:tab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09:13:28.240000000</meta:creation-date>
    <meta:generator>LibreOffice/7.3.7.2$Linux_X86_64 LibreOffice_project/30$Build-2</meta:generator>
    <meta:editing-duration>P1DT19H41M11S</meta:editing-duration>
    <meta:editing-cycles>343</meta:editing-cycles>
    <dc:date>2023-10-03T11:08:05.332234208</dc:date>
    <dc:title>Rapport de stage - Maxime Soulié</dc:title>
    <meta:document-statistic meta:table-count="0" meta:image-count="0" meta:object-count="0" meta:page-count="6" meta:paragraph-count="77" meta:word-count="416" meta:character-count="1933" meta:non-whitespace-character-count="1601"/>
  </office:meta>
</office:document-meta>
</file>